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xception.XmlException( String m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xception.XmlException( XmlRuntimeException xmlRuntime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xception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xception.XmlException( String m , Throwable t , Xml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xception.XmlException( String m , Throwable t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xception.Xml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xception.XmlException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xception.getErr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xception.XmlException( Xml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